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able_20_Contents">
      <style:paragraph-properties fo:margin-top="0cm" fo:margin-bottom="0.499cm" fo:text-align="center" style:justify-single-word="false" fo:background-color="#ccccff" fo:padding="0cm" fo:border="none" style:shadow="none">
        <style:background-image/>
      </style:paragraph-properties>
    </style:style>
    <style:style style:name="P3" style:family="paragraph" style:parent-style-name="Table_20_Contents">
      <style:paragraph-properties fo:margin-top="0cm" fo:margin-bottom="0.499cm" fo:text-align="justify" style:justify-single-word="false"/>
      <style:text-properties style:font-name="Arial" fo:font-size="12pt" style:font-size-asian="12pt" style:font-size-complex="12pt"/>
    </style:style>
    <style:style style:name="P4" style:family="paragraph" style:parent-style-name="Table_20_Contents">
      <style:paragraph-properties fo:margin-top="0cm" fo:margin-bottom="0cm" fo:text-align="justify" style:justify-single-word="false" style:shadow="none"/>
      <style:text-properties style:font-name="Arial" fo:font-size="12pt" style:font-size-asian="12pt" style:font-size-complex="12pt"/>
    </style:style>
    <style:style style:name="T1" style:family="text">
      <style:text-properties style:font-name="Arial Black" fo:font-size="16pt" fo:text-shadow="1pt 1pt" style:font-size-asian="16pt" style:font-size-complex="16pt"/>
    </style:style>
    <style:style style:name="T2" style:family="text">
      <style:text-properties style:font-name="Arial1" fo:font-size="10pt"/>
    </style:style>
    <style:style style:name="T3" style:family="text">
      <style:text-properties style:font-name="Arial" fo:font-size="12pt" fo:font-weight="bold" style:font-size-asian="12pt" style:font-weight-asian="bold" style:font-size-complex="12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ductes de neteja BAL, SA</text:span><text:span text:style-name="T2"><text:line-break/></text:span><text:span text:style-name="T3">Polígon industrial 1, 4rt magatzem<text:line-break/>08194 El Bruc (ANOIA) </text:span></text:p>
      <text:p text:style-name="P4"/>
      <text:p text:style-name="P4"/>
      <text:p text:style-name="P4"/>
      <text:p text:style-name="P4"/>
      <text:p text:style-name="P4">Sra./Sr.</text:p>
      <text:p text:style-name="P4"><text:database-display text:table-name="adreces" text:table-type="table" text:column-name="Nom" text:database-name="adreces_clients">NURIA</text:database-display> <text:database-display text:table-name="adreces" text:table-type="table" text:column-name="Cognom" text:database-name="adreces_clients">GARCIA SORRIBES</text:database-display></text:p>
      <text:p text:style-name="P4"><text:database-display text:table-name="adreces" text:table-type="table" text:column-name="Adreça" text:database-name="adreces_clients">Major, 88</text:database-display></text:p>
      <text:p text:style-name="P4"><text:database-display text:table-name="adreces" text:table-type="table" text:column-name="CP" text:database-name="adreces_clients">08100</text:database-display> <text:database-display text:table-name="adreces" text:table-type="table" text:column-name="Població" text:database-name="adreces_clients">Mollet del Vallès</text:database-display></text:p>
      <text:p text:style-name="P4">(<text:database-display text:table-name="adreces" text:table-type="table" text:column-name="Comarca" text:database-name="adreces_clients">VALLÈS ORIENTAL</text:database-display>)</text:p>
      <text:p text:style-name="P4"/>
      <text:p text:style-name="P4"/>
      <text:p text:style-name="P4"/>
      <text:p text:style-name="P4"/>
      <text:p text:style-name="P4"/>
      <text:p text:style-name="P3">Benvolguda senyora/Benvolgut senyor,</text:p>
      <text:p text:style-name="P3">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3">Confiem que, com en altres ocasions, la nostra visita serà del vostre interès.</text:p>
      <text:p text:style-name="P3">Restem, doncs, a l'espera de les vostres notícies i us en donem les gràcies.</text:p>
      <text:p text:style-name="P3"/>
      <text:p text:style-name="P3"/>
      <text:p text:style-name="P3"/>
      <text:p text:style-name="P3"/>
      <text:p text:style-name="P3">Carme Freixes</text:p>
      <text:p text:style-name="P3">Cap de vendes</text:p>
      <text:p text:style-name="P3"/>
      <text:p text:style-name="P3"/>
      <text:p text:style-name="P3">El Bruc, 29 de juny de 201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1:50:39.67</meta:creation-date>
    <meta:editing-duration>PT00H00M10S</meta:editing-duration>
    <meta:editing-cycles>2</meta:editing-cycles>
    <meta:generator>OpenOffice.org/3.0$Win32 OpenOffice.org_project/300m9$Build-9358</meta:generator>
    <meta:document-statistic meta:table-count="0" meta:image-count="0" meta:object-count="0" meta:page-count="1" meta:paragraph-count="13" meta:word-count="129" meta:character-count="793"/>
    <dc:date>2009-12-27T21:50:41.37</dc:date>
    <dc:creator>M Antònia Rossell</dc:creator>
    <meta:user-defined meta:name="Informació 1"/>
    <meta:user-defined meta:name="Informació 2"/>
    <meta:user-defined meta:name="Informació 3"/>
    <meta:user-defined meta:name="Informació 4"/>
  </office:meta>
</office:document-meta>
</file>